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99.24pt"/>
    </style:style>
    <style:style style:name="co7" style:family="table-column">
      <style:table-column-properties fo:break-before="auto" style:column-width="89.66pt"/>
    </style:style>
    <style:style style:name="co8" style:family="table-column">
      <style:table-column-properties fo:break-before="auto" style:column-width="139.55pt"/>
    </style:style>
    <style:style style:name="co9" style:family="table-column">
      <style:table-column-properties fo:break-before="auto" style:column-width="107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 style:data-style-name="N99"/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8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TR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ommand Number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2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Discovery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3"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Streaming Mode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3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0xFF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x00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Pacing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Units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5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I/O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6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yte Value allows for 8 discrete I and same for O giving upto 16 per n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Error Response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ommand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7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Unit Abbreviation</text:p>
          </table:table-cell>
          <table:table-cell table:style-name="ce7" table:number-columns-repeated="13"/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8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it ABR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Error Reset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9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Reboot Device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0x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</table:table>
      <table:table table:name="Device Typ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</table:table>
      <table:table table:name="Unit ABR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8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Unsupported Command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nvalid Parameter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ameter Out of 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 style:data-style-name="N2" text:time-value="13:51:04.9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3-10T14:31:09.130000000</dc:date>
    <meta:editing-duration>P1DT22H38M33S</meta:editing-duration>
    <meta:editing-cycles>80</meta:editing-cycles>
    <meta:generator>LibreOffice/5.4.1.2$Windows_X86_64 LibreOffice_project/ea7cb86e6eeb2bf3a5af73a8f7777ac570321527</meta:generator>
    <meta:document-statistic meta:table-count="5" meta:cell-count="371" meta:object-count="0"/>
  </office:meta>
</office:document-meta>
</file>